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22"/>
    <style:style style:name="P13" style:family="paragraph" style:parent-style-name="Text_20_body" style:list-style-name="L23"/>
    <style:style style:name="P14" style:family="paragraph" style:parent-style-name="Text_20_body" style:list-style-name="L24"/>
    <style:style style:name="P15" style:family="paragraph" style:parent-style-name="Text_20_body" style:list-style-name="L25"/>
    <style:style style:name="P16" style:family="paragraph" style:parent-style-name="Text_20_body" style:list-style-name="L26"/>
    <style:style style:name="P17" style:family="paragraph" style:parent-style-name="Text_20_body" style:list-style-name="L27"/>
    <style:style style:name="P18" style:family="paragraph" style:parent-style-name="Text_20_body" style:list-style-name="L28"/>
    <style:style style:name="P19" style:family="paragraph" style:parent-style-name="Text_20_body" style:list-style-name="L29"/>
    <style:style style:name="P20" style:family="paragraph" style:parent-style-name="Text_20_body" style:list-style-name="L30"/>
    <style:style style:name="P21" style:family="paragraph" style:parent-style-name="Text_20_body" style:list-style-name="L31"/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Heading_20_2">
      <style:paragraph-properties fo:text-align="center" style:justify-single-word="fals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in" fo:margin-bottom="0.1965in" style:writing-mode="lr-tb"/>
    </style:style>
    <style:style style:name="P28" style:family="paragraph" style:parent-style-name="Heading_20_1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Python Index Generator Documentation</text:h>
      <text:p text:style-name="Standard"><text:span text:style-name="Strong_20_Emphasis">Document Title: </text:span><text:span text:style-name="Strong_20_Emphasis"><text:span text:style-name="T1">Python Index Generator Documentation</text:span></text:span></text:p>
      <text:p text:style-name="Text_20_body"><text:span text:style-name="Strong_20_Emphasis">Author:</text:span> Joseph Malone<text:line-break/><text:span text:style-name="Strong_20_Emphasis">Program:</text:span> <text:span text:style-name="Source_20_Text">indexer.py</text:span><text:line-break/><text:span text:style-name="Strong_20_Emphasis">Date:</text:span> 08/18/2025<text:line-break/><text:span text:style-name="Strong_20_Emphasis">Classification:</text:span> Technical Reference<text:line-break/><text:span text:style-name="Strong_20_Emphasis">Note:</text:span> Applies to versions <text:span text:style-name="Strong_20_Emphasis">beta-3.0, 3.1, 3.2</text:span></text:p>
      <text:p text:style-name="Horizontal_20_Line"/>
      <text:h text:style-name="Heading_20_2" text:outline-level="2">Troubleshooting Guide</text:h>
      <text:h text:style-name="Heading_20_3" text:outline-level="3">1. Verify File Placement</text:h>
      <text:list xml:id="list1676932945778547479" text:style-name="L22">
        <text:list-item>
          <text:p text:style-name="P12">Open <text:span text:style-name="Strong_20_Emphasis">File Explorer</text:span></text:p>
        </text:list-item>
        <text:list-item>
          <text:p text:style-name="P12">Navigate to: <text:span text:style-name="Source_20_Text">C:\mgu\</text:span></text:p>
        </text:list-item>
        <text:list-item>
          <text:p text:style-name="P12">Confirm your script is present → e.g., <text:span text:style-name="Source_20_Text">beta_3.py</text:span></text:p>
        </text:list-item>
        <text:list-item>
          <text:p text:style-name="P12">If the file appears as <text:span text:style-name="Source_20_Text">beta_3.py.txt</text:span> →</text:p>
          <text:list>
            <text:list-item>
              <text:p text:style-name="P12">Enable <text:span text:style-name="Emphasis">View → File name extensions</text:span> in Explorer</text:p>
            </text:list-item>
            <text:list-item>
              <text:p text:style-name="P12">Rename file to <text:span text:style-name="Source_20_Text">beta_3.py</text:span></text:p>
            </text:list-item>
          </text:list>
        </text:list-item>
      </text:list>
      <text:p text:style-name="Horizontal_20_Line"/>
      <text:h text:style-name="Heading_20_3" text:outline-level="3">2. Run from PowerShell</text:h>
      <text:p text:style-name="Text_20_body">If located in <text:span text:style-name="Source_20_Text">C:\mgu\</text:span>:</text:p>
      <text:p text:style-name="P26"><text:span text:style-name="Source_20_Text">cd C:\mgu</text:span></text:p>
      <text:p text:style-name="P27"><text:span text:style-name="Source_20_Text">python beta_3.py</text:span></text:p>
      <text:p text:style-name="Horizontal_20_Line"/>
      <text:h text:style-name="Heading_20_3" text:outline-level="3">3. If Script is in Another Folder</text:h>
      <text:p text:style-name="Text_20_body">Example: saved in <text:span text:style-name="Strong_20_Emphasis">Downloads</text:span></text:p>
      <text:p text:style-name="P26"><text:span text:style-name="Source_20_Text">cd C:\Users\YourName\Downloads</text:span></text:p>
      <text:p text:style-name="P27"><text:span text:style-name="Source_20_Text">python beta_3.py</text:span></text:p>
      <text:p text:style-name="Text_20_body">Or bypass <text:span text:style-name="Source_20_Text">cd</text:span> with a full path:</text:p>
      <text:p text:style-name="P27"><text:span text:style-name="Source_20_Text">python C:\Users\YourName\Downloads\beta_3.py</text:span></text:p>
      <text:p text:style-name="Horizontal_20_Line"/>
      <text:h text:style-name="Heading_20_3" text:outline-level="3"><text:soft-page-break/>4. Verify Python Availability</text:h>
      <text:p text:style-name="P27"><text:span text:style-name="Source_20_Text">python --version</text:span></text:p>
      <text:p text:style-name="Text_20_body">If version displays (e.g., <text:span text:style-name="Emphasis">Python 3.13.0</text:span>), environment is correctly configured.</text:p>
      <text:p text:style-name="Horizontal_20_Line"/>
      <text:h text:style-name="Heading_20_3" text:outline-level="3">5. Expected Script Output</text:h>
      <text:p text:style-name="P26"><text:span text:style-name="Source_20_Text">Created departments\political-science\index.html</text:span></text:p>
      <text:p text:style-name="P26"><text:span text:style-name="Source_20_Text">Created departments\law\index.html</text:span></text:p>
      <text:p text:style-name="P27"><text:span text:style-name="Source_20_Text">...</text:span></text:p>
      <text:p text:style-name="Text_20_body">Preview generated site locally:</text:p>
      <text:p text:style-name="P27"><text:span text:style-name="Source_20_Text">python -m http.server 8000</text:span></text:p>
      <text:p text:style-name="Text_20_body">Access at → <text:a xlink:type="simple" xlink:href="http://localhost:8000/" office:target-frame-name="_new" xlink:show="replace" text:style-name="Internet_20_link" text:visited-style-name="Visited_20_Internet_20_Link">http://localhost:8000</text:a></text:p>
      <text:p text:style-name="Horizontal_20_Line"/>
      <text:h text:style-name="Heading_20_2" text:outline-level="2">Metadata Approaches</text:h>
      <text:h text:style-name="Heading_20_3" text:outline-level="3"><text:span text:style-name="Strong_20_Emphasis">README (Markdown/Text) Approach</text:span></text:h>
      <text:p text:style-name="Text_20_body"><text:span text:style-name="Strong_20_Emphasis">Advantages</text:span></text:p>
      <text:list xml:id="list225854378291810711" text:style-name="L23">
        <text:list-item>
          <text:p text:style-name="P13">Human-friendly, faculty-readable</text:p>
        </text:list-item>
        <text:list-item>
          <text:p text:style-name="P13">Inline documentation doubles as narrative</text:p>
        </text:list-item>
        <text:list-item>
          <text:p text:style-name="P13">Lightweight &amp; forgiving of errors</text:p>
        </text:list-item>
        <text:list-item>
          <text:p text:style-name="P13">Immediate value on GitHub/File Explorer</text:p>
        </text:list-item>
      </text:list>
      <text:p text:style-name="Text_20_body"><text:span text:style-name="Strong_20_Emphasis">Limitations</text:span></text:p>
      <text:list xml:id="list7253293578413324458" text:style-name="L24">
        <text:list-item>
          <text:p text:style-name="P14">Parsing is heuristic (script must “guess”)</text:p>
        </text:list-item>
        <text:list-item>
          <text:p text:style-name="P14">Limited structure → poor for complex data</text:p>
        </text:list-item>
        <text:list-item>
          <text:p text:style-name="P14">Weak machine-readability</text:p>
        </text:list-item>
      </text:list>
      <text:p text:style-name="Horizontal_20_Line"/>
      <text:h text:style-name="Heading_20_3" text:outline-level="3"><text:span text:style-name="Strong_20_Emphasis">JSON Metadata File</text:span></text:h>
      <text:p text:style-name="Text_20_body"><text:span text:style-name="Strong_20_Emphasis">Advantages</text:span></text:p>
      <text:list xml:id="list9039069834044268181" text:style-name="L25">
        <text:list-item>
          <text:p text:style-name="P15">Structured, precise, no ambiguity</text:p>
        </text:list-item>
        <text:list-item>
          <text:p text:style-name="P15">Scalable (add new fields easily)</text:p>
        </text:list-item>
        <text:list-item>
          <text:p text:style-name="P15">Machine-reliable → no guessing</text:p>
        </text:list-item>
        <text:list-item>
          <text:p text:style-name="P15">Integrates with APIs/dashboards</text:p>
        </text:list-item>
      </text:list>
      <text:p text:style-name="Text_20_body"><text:soft-page-break/><text:span text:style-name="Strong_20_Emphasis">Difficulties</text:span></text:p>
      <text:list xml:id="list876920028588308612" text:style-name="L26">
        <text:list-item>
          <text:p text:style-name="P16">Less friendly for non-technical staff</text:p>
        </text:list-item>
        <text:list-item>
          <text:p text:style-name="P16">Syntax-sensitive (errors break parsing)</text:p>
        </text:list-item>
        <text:list-item>
          <text:p text:style-name="P16">No narrative/documentation value</text:p>
        </text:list-item>
      </text:list>
      <text:p text:style-name="Horizontal_20_Line"/>
      <text:h text:style-name="Heading_20_3" text:outline-level="3"><text:span text:style-name="Strong_20_Emphasis">Strategic Recommendation: Hybrid Model</text:span></text:h>
      <text:list xml:id="list1088897425207191171" text:style-name="L27">
        <text:list-item>
          <text:p text:style-name="P17"><text:span text:style-name="Strong_20_Emphasis">README.md</text:span> → narrative, human-facing</text:p>
        </text:list-item>
        <text:list-item>
          <text:p text:style-name="P17"><text:span text:style-name="Strong_20_Emphasis">meta.json</text:span> → structured, machine-facing</text:p>
        </text:list-item>
      </text:list>
      <text:p text:style-name="Text_20_body"><text:span text:style-name="Strong_20_Emphasis">Script Behavior:</text:span></text:p>
      <text:list xml:id="list3263362941296227328" text:style-name="L28">
        <text:list-item>
          <text:p text:style-name="P18">Check for <text:span text:style-name="Source_20_Text">meta.json</text:span> first</text:p>
        </text:list-item>
        <text:list-item>
          <text:p text:style-name="P18">Fallback to <text:span text:style-name="Source_20_Text">README.md</text:span></text:p>
        </text:list-item>
        <text:list-item>
          <text:p text:style-name="P18">If absent, fallback to <text:span text:style-name="Source_20_Text">README.txt</text:span></text:p>
        </text:list-item>
      </text:list>
      <text:p text:style-name="Horizontal_20_Line"/>
      <text:h text:style-name="Heading_20_2" text:outline-level="2">Beta Version Updates</text:h>
      <text:p text:style-name="Text_20_body"><text:span text:style-name="Strong_20_Emphasis">Beta 3.1</text:span></text:p>
      <text:list xml:id="list6959963897247133922" text:style-name="L29">
        <text:list-item>
          <text:p text:style-name="P19">Introduced priority parsing (<text:span text:style-name="Source_20_Text">meta.json</text:span> → <text:span text:style-name="Source_20_Text">README.md</text:span> → <text:span text:style-name="Source_20_Text">README.txt</text:span>)</text:p>
        </text:list-item>
        <text:list-item>
          <text:p text:style-name="P19">Supported thumbnail in hero</text:p>
        </text:list-item>
        <text:list-item>
          <text:p text:style-name="P19">Added author + updated date in footer</text:p>
        </text:list-item>
      </text:list>
      <text:p text:style-name="Text_20_body"><text:span text:style-name="Strong_20_Emphasis">Beta 3.2</text:span></text:p>
      <text:list xml:id="list1229396779040526252" text:style-name="L30">
        <text:list-item>
          <text:p text:style-name="P20">Read <text:span text:style-name="Source_20_Text">tags</text:span> (from JSON or README)</text:p>
        </text:list-item>
        <text:list-item>
          <text:p text:style-name="P20">Render as clickable tag badges (styled in <text:span text:style-name="Source_20_Text">pyc.css</text:span>)</text:p>
        </text:list-item>
        <text:list-item>
          <text:p text:style-name="P20">Maintains 3.1 functionality (JSON-first logic, thumbnail, metadata injection, timestamping)</text:p>
        </text:list-item>
      </text:list>
      <text:p text:style-name="Horizontal_20_Line"/>
      <text:h text:style-name="Heading_20_2" text:outline-level="2">CSS Snippet for Tag Badges (<text:span text:style-name="Source_20_Text">/components/css/pyc.css</text:span>)</text:h>
      <text:p text:style-name="P26"><text:span text:style-name="Source_20_Text">.tags {</text:span></text:p>
      <text:p text:style-name="P26"><text:span text:style-name="Source_20_Text"><text:s text:c="2"/>margin-top: 1rem;</text:span></text:p>
      <text:p text:style-name="P26"><text:span text:style-name="Source_20_Text">}</text:span></text:p>
      <text:p text:style-name="P26"><text:span text:style-name="Source_20_Text">.tag {</text:span></text:p>
      <text:p text:style-name="P26"><text:span text:style-name="Source_20_Text"><text:s text:c="2"/>display: inline-block;</text:span></text:p>
      <text:p text:style-name="P26"><text:span text:style-name="Source_20_Text"><text:s text:c="2"/>background: var(--accent);</text:span></text:p>
      <text:p text:style-name="P26"><text:span text:style-name="Source_20_Text"><text:s text:c="2"/>color: #fff;</text:span></text:p>
      <text:p text:style-name="P26"><text:span text:style-name="Source_20_Text"><text:s text:c="2"/>padding: 0.2rem 0.6rem;</text:span></text:p>
      <text:p text:style-name="P26"><text:span text:style-name="Source_20_Text"><text:s text:c="2"/>margin: 0 0.3rem 0.3rem 0;</text:span></text:p>
      <text:p text:style-name="P26"><text:span text:style-name="Source_20_Text"><text:s text:c="2"/>border-radius: 999px;</text:span></text:p>
      <text:p text:style-name="P26"><text:soft-page-break/><text:span text:style-name="Source_20_Text"><text:s text:c="2"/>font-size: 0.85rem;</text:span></text:p>
      <text:p text:style-name="P27"><text:span text:style-name="Source_20_Text">}</text:span></text:p>
      <text:p text:style-name="Horizontal_20_Line"/>
      <text:h text:style-name="Heading_20_2" text:outline-level="2">Example Implementations</text:h>
      <text:h text:style-name="Heading_20_3" text:outline-level="3"><text:span text:style-name="Source_20_Text">README.md</text:span> (human-friendly, fallback)</text:h>
      <text:p text:style-name="P26"><text:span text:style-name="Source_20_Text"># Political Science</text:span></text:p>
      <text:p text:style-name="P26"/>
      <text:p text:style-name="P26"><text:span text:style-name="Source_20_Text">Exploring governance, power, and global relations.</text:span></text:p>
      <text:p text:style-name="P26"/>
      <text:p text:style-name="P26"><text:span text:style-name="Source_20_Text">Author: Faculty of Social Sciences <text:s/></text:span></text:p>
      <text:p text:style-name="P26"><text:span text:style-name="Source_20_Text">Updated: 2025-08-18 <text:s/></text:span></text:p>
      <text:p text:style-name="P26"><text:span text:style-name="Source_20_Text">Tags: politics, governance, law, research <text:s/></text:span></text:p>
      <text:p text:style-name="P27"><text:span text:style-name="Source_20_Text">Thumbnail: /images/departments/political-science.png</text:span></text:p>
      <text:h text:style-name="Heading_20_3" text:outline-level="3"><text:span text:style-name="Source_20_Text">meta.json</text:span> (structured, primary source)</text:h>
      <text:p text:style-name="P26"><text:span text:style-name="Source_20_Text">{</text:span></text:p>
      <text:p text:style-name="P26"><text:span text:style-name="Source_20_Text"><text:s text:c="2"/>"title": "Political Science",</text:span></text:p>
      <text:p text:style-name="P26"><text:span text:style-name="Source_20_Text"><text:s text:c="2"/>"description": "Exploring governance, power, and global relations.",</text:span></text:p>
      <text:p text:style-name="P26"><text:span text:style-name="Source_20_Text"><text:s text:c="2"/>"author": "Faculty of Social Sciences",</text:span></text:p>
      <text:p text:style-name="P26"><text:span text:style-name="Source_20_Text"><text:s text:c="2"/>"updated": "2025-08-18",</text:span></text:p>
      <text:p text:style-name="P26"><text:span text:style-name="Source_20_Text"><text:s text:c="2"/>"tags": ["politics", "governance", "law", "research"],</text:span></text:p>
      <text:p text:style-name="P26"><text:span text:style-name="Source_20_Text"><text:s text:c="2"/>"thumbnail": "/images/departments/political-science.png"</text:span></text:p>
      <text:p text:style-name="P27"><text:span text:style-name="Source_20_Text">}</text:span></text:p>
      <text:p text:style-name="Horizontal_20_Line"/>
      <text:p text:style-name="Text_20_body">⚡ <text:span text:style-name="Strong_20_Emphasis">Summary:</text:span></text:p>
      <text:list xml:id="list7876419936896218648" text:style-name="L31">
        <text:list-item>
          <text:p text:style-name="P21">Use <text:span text:style-name="Source_20_Text">meta.json</text:span> for <text:span text:style-name="Strong_20_Emphasis">structured reliability</text:span>.</text:p>
        </text:list-item>
        <text:list-item>
          <text:p text:style-name="P21">Use <text:span text:style-name="Source_20_Text">README.md</text:span> for <text:span text:style-name="Strong_20_Emphasis">human readability</text:span>.</text:p>
        </text:list-item>
        <text:list-item>
          <text:p text:style-name="P21">The <text:span text:style-name="Strong_20_Emphasis">hybrid strategy</text:span> future-proofs your index generator for both <text:span text:style-name="Strong_20_Emphasis">faculty adoption</text:span> and <text:span text:style-name="Strong_20_Emphasis">machine scalability</text:span>.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42:58.10</meta:creation-date>
    <dc:date>2025-08-22T22:18:02.14</dc:date>
    <dc:creator>Joseph Malone</dc:creator>
    <meta:editing-duration>PT17M1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102" meta:word-count="438" meta:character-count="3258"/>
  </office:meta>
</office:document-meta>
</file>